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de16e7040" style:family="table" style:master-page-name="ta-mp-0x7fbde16e7040">
      <style:table-properties table:display="true" style:writing-mode="lr-tb"/>
    </style:style>
    <style:style style:name="ta-0x7fbde16e7230" style:family="table" style:master-page-name="ta-mp-0x7fbde16e7230">
      <style:table-properties table:display="true" style:writing-mode="lr-tb"/>
    </style:style>
    <style:style style:name="ta-0x7fbde16e7420" style:family="table" style:master-page-name="ta-mp-0x7fbde16e7420">
      <style:table-properties table:display="true" style:writing-mode="lr-tb"/>
    </style:style>
    <style:style style:name="ta-0x7fbde16e7610" style:family="table" style:master-page-name="ta-mp-0x7fbde16e7610">
      <style:table-properties table:display="true" style:writing-mode="lr-tb"/>
    </style:style>
    <style:style style:name="ta-0x7fbde16e7800" style:family="table" style:master-page-name="ta-mp-0x7fbde16e7800">
      <style:table-properties table:display="true" style:writing-mode="lr-tb"/>
    </style:style>
    <style:style style:name="ta-0x7fbde16e79f0" style:family="table" style:master-page-name="ta-mp-0x7fbde16e7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de16ead2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ae4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af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b0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b1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8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2e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b5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6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8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4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de16eb78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eb9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b0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8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de16ebc2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f94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f953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8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bd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de16f965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f98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f99d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8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f9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de16f9af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de16f9d4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f9e7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e8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16f9c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OL-1" style:family="table-column">
      <style:table-column-properties style:column-width="125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  <style:style style:name="AROW-5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bde170460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de168dc2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bde170441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bde16e7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bde16ead2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bde16eae48" table:content-validation-name="VAL-0x7fbde170460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bde16eaf70" table:content-validation-name="VAL-0x7fbde168dc20" office:value-type="string">
            <text:p>validateHomePage</text:p>
          </table:table-cell>
          <table:table-cell table:number-columns-repeated="127" table:style-name="Gnumeric-default"/>
        </table:table-row>
        <table:table-row table:style-name="AROW-2">
          <table:table-cell table:style-name="ACE-0x7fbde16eb098" table:content-validation-name="VAL-0x7fbde17044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bde16eb1c0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16">
          <gnm:selection gnm:start-col="0" gnm:start-row="16" gnm:end-col="0" gnm:end-row="16"/>
        </gnm:selections>
      </table:table>
      <table:table table:name="MQA1_TestData" table:style-name="ta-0x7fbde16e7230" table:print="false">
        <office:forms form:automatic-focus="false" form:apply-design-mode="false">
          <form:form/>
        </office:forms>
        <table:table-column table:default-cell-style-name="ACE-0x7fbde16e8130" table:style-name="ACOL-3"/>
        <table:table-column table:default-cell-style-name="ACE-0x7fbde16e8130" table:style-name="ACOL-4"/>
        <table:table-column table:default-cell-style-name="ACE-0x7fbde16e8130" table:style-name="ACOL-5"/>
        <table:table-column table:default-cell-style-name="ACE-0x7fbde16e8130" table:style-name="ACOL-6"/>
        <table:table-column table:default-cell-style-name="ACE-0x7fbde16e8130" table:style-name="ACOL-7"/>
        <table:table-column table:default-cell-style-name="ACE-0x7fbde16e8130" table:style-name="ACOL-0" table:number-columns-repeated="123"/>
        <table:table-row table:style-name="AROW-2">
          <table:table-cell table:style-name="ACE-0x7fbde16eb2e8" office:value-type="string">
            <text:p>URL_HomePage_Verification</text:p>
          </table:table-cell>
          <table:table-cell table:style-name="ACE-0x7fbde16e8130"/>
          <table:table-cell table:style-name="ACE-0x7fbde16eb410"/>
          <table:table-cell table:number-columns-repeated="125" table:style-name="ACE-0x7fbde16e8130"/>
        </table:table-row>
        <table:table-row table:style-name="AROW-5">
          <table:table-cell table:style-name="ACE-0x7fbde16eb538" office:value-type="string">
            <text:p>http://m.shopclues.com</text:p>
          </table:table-cell>
          <table:table-cell table:style-name="ACE-0x7fbde16e8130"/>
          <table:table-cell table:style-name="ACE-0x7fbde16eb410"/>
          <table:table-cell table:number-columns-repeated="125" table:style-name="ACE-0x7fbde16e8130"/>
        </table:table-row>
        <table:table-row table:style-name="AROW-2">
          <table:table-cell table:style-name="ACE-0x7fbde16eb660" office:value-type="string">
            <text:p>http://www.google.com</text:p>
          </table:table-cell>
          <table:table-cell table:number-columns-repeated="127" table:style-name="ACE-0x7fbde16e813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2">
          <gnm:selection gnm:start-col="0" gnm:start-row="2" gnm:end-col="0" gnm:end-row="2"/>
        </gnm:selections>
      </table:table>
      <table:table table:name="MQA2_TestData" table:style-name="ta-0x7fbde16e7420" table:print="false">
        <office:forms form:automatic-focus="false" form:apply-design-mode="false">
          <form:form/>
        </office:forms>
        <table:table-column table:default-cell-style-name="ACE-0x7fbde16e8258" table:style-name="ACOL-3"/>
        <table:table-column table:default-cell-style-name="ACE-0x7fbde16e8258" table:style-name="ACOL-4"/>
        <table:table-column table:default-cell-style-name="ACE-0x7fbde16e8258" table:style-name="ACOL-5"/>
        <table:table-column table:default-cell-style-name="ACE-0x7fbde16e8258" table:style-name="ACOL-6"/>
        <table:table-column table:default-cell-style-name="ACE-0x7fbde16e8258" table:style-name="ACOL-7"/>
        <table:table-column table:default-cell-style-name="ACE-0x7fbde16e8258" table:style-name="ACOL-0" table:number-columns-repeated="123"/>
        <table:table-row table:style-name="AROW-2">
          <table:table-cell table:style-name="ACE-0x7fbde16eb788" office:value-type="string">
            <text:p>URL_HomePage_Verification</text:p>
          </table:table-cell>
          <table:table-cell table:style-name="ACE-0x7fbde16e8258"/>
          <table:table-cell table:style-name="ACE-0x7fbde16eb8b0"/>
          <table:table-cell table:number-columns-repeated="125" table:style-name="ACE-0x7fbde16e8258"/>
        </table:table-row>
        <table:table-row table:style-name="AROW-5">
          <table:table-cell table:style-name="ACE-0x7fbde16eb9d8" office:value-type="string">
            <text:p>http://m.shopclues.com</text:p>
          </table:table-cell>
          <table:table-cell table:style-name="ACE-0x7fbde16e8258"/>
          <table:table-cell table:style-name="ACE-0x7fbde16eb8b0"/>
          <table:table-cell table:number-columns-repeated="125" table:style-name="ACE-0x7fbde16e8258"/>
        </table:table-row>
        <table:table-row table:style-name="AROW-2">
          <table:table-cell table:style-name="ACE-0x7fbde16ebb00" office:value-type="string">
            <text:p>http://www.google.com</text:p>
          </table:table-cell>
          <table:table-cell table:number-columns-repeated="127" table:style-name="ACE-0x7fbde16e825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bde16e7610" table:print="false">
        <office:forms form:automatic-focus="false" form:apply-design-mode="false">
          <form:form/>
        </office:forms>
        <table:table-column table:default-cell-style-name="ACE-0x7fbde16e8380" table:style-name="ACOL-3"/>
        <table:table-column table:default-cell-style-name="ACE-0x7fbde16e8380" table:style-name="ACOL-4"/>
        <table:table-column table:default-cell-style-name="ACE-0x7fbde16e8380" table:style-name="ACOL-5"/>
        <table:table-column table:default-cell-style-name="ACE-0x7fbde16e8380" table:style-name="ACOL-6"/>
        <table:table-column table:default-cell-style-name="ACE-0x7fbde16e8380" table:style-name="ACOL-7"/>
        <table:table-column table:default-cell-style-name="ACE-0x7fbde16e8380" table:style-name="ACOL-0" table:number-columns-repeated="123"/>
        <table:table-row table:style-name="AROW-2">
          <table:table-cell table:style-name="ACE-0x7fbde16ebc28" office:value-type="string">
            <text:p>URL_HomePage_Verification</text:p>
          </table:table-cell>
          <table:table-cell table:style-name="ACE-0x7fbde16e8380"/>
          <table:table-cell table:style-name="ACE-0x7fbde16ebd50"/>
          <table:table-cell table:number-columns-repeated="125" table:style-name="ACE-0x7fbde16e8380"/>
        </table:table-row>
        <table:table-row table:style-name="AROW-5">
          <table:table-cell table:style-name="ACE-0x7fbde16f9408" office:value-type="string">
            <text:p>http://m.shopclues.com</text:p>
          </table:table-cell>
          <table:table-cell table:style-name="ACE-0x7fbde16e8380"/>
          <table:table-cell table:style-name="ACE-0x7fbde16ebd50"/>
          <table:table-cell table:number-columns-repeated="125" table:style-name="ACE-0x7fbde16e8380"/>
        </table:table-row>
        <table:table-row table:style-name="AROW-2">
          <table:table-cell table:style-name="ACE-0x7fbde16f9530" office:value-type="string">
            <text:p>http://www.google.com</text:p>
          </table:table-cell>
          <table:table-cell table:number-columns-repeated="127" table:style-name="ACE-0x7fbde16e838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bde16e7800" table:print="false">
        <office:forms form:automatic-focus="false" form:apply-design-mode="false">
          <form:form/>
        </office:forms>
        <table:table-column table:default-cell-style-name="ACE-0x7fbde16e84a8" table:style-name="ACOL-3"/>
        <table:table-column table:default-cell-style-name="ACE-0x7fbde16e84a8" table:style-name="ACOL-4"/>
        <table:table-column table:default-cell-style-name="ACE-0x7fbde16e84a8" table:style-name="ACOL-5"/>
        <table:table-column table:default-cell-style-name="ACE-0x7fbde16e84a8" table:style-name="ACOL-6"/>
        <table:table-column table:default-cell-style-name="ACE-0x7fbde16e84a8" table:style-name="ACOL-7"/>
        <table:table-column table:default-cell-style-name="ACE-0x7fbde16e84a8" table:style-name="ACOL-0" table:number-columns-repeated="123"/>
        <table:table-row table:style-name="AROW-2">
          <table:table-cell table:style-name="ACE-0x7fbde16f9658" office:value-type="string">
            <text:p>URL_HomePage_Verification</text:p>
          </table:table-cell>
          <table:table-cell table:style-name="ACE-0x7fbde16e84a8"/>
          <table:table-cell table:style-name="ACE-0x7fbde16f9780"/>
          <table:table-cell table:number-columns-repeated="125" table:style-name="ACE-0x7fbde16e84a8"/>
        </table:table-row>
        <table:table-row table:style-name="AROW-5">
          <table:table-cell table:style-name="ACE-0x7fbde16f98a8" office:value-type="string">
            <text:p>http://m.shopclues.com</text:p>
          </table:table-cell>
          <table:table-cell table:style-name="ACE-0x7fbde16e84a8"/>
          <table:table-cell table:style-name="ACE-0x7fbde16f9780"/>
          <table:table-cell table:number-columns-repeated="125" table:style-name="ACE-0x7fbde16e84a8"/>
        </table:table-row>
        <table:table-row table:style-name="AROW-2">
          <table:table-cell table:style-name="ACE-0x7fbde16f99d0" office:value-type="string">
            <text:p>http://www.google.com</text:p>
          </table:table-cell>
          <table:table-cell table:number-columns-repeated="127" table:style-name="ACE-0x7fbde16e84a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bde16e79f0" table:print="false">
        <office:forms form:automatic-focus="false" form:apply-design-mode="false">
          <form:form/>
        </office:forms>
        <table:table-column table:default-cell-style-name="ACE-0x7fbde16e85d0" table:style-name="ACOL-3"/>
        <table:table-column table:default-cell-style-name="ACE-0x7fbde16e85d0" table:style-name="ACOL-4"/>
        <table:table-column table:default-cell-style-name="ACE-0x7fbde16e85d0" table:style-name="ACOL-5"/>
        <table:table-column table:default-cell-style-name="ACE-0x7fbde16e85d0" table:style-name="ACOL-6"/>
        <table:table-column table:default-cell-style-name="ACE-0x7fbde16e85d0" table:style-name="ACOL-7"/>
        <table:table-column table:default-cell-style-name="ACE-0x7fbde16e85d0" table:style-name="ACOL-0" table:number-columns-repeated="123"/>
        <table:table-row table:style-name="AROW-2">
          <table:table-cell table:style-name="ACE-0x7fbde16f9af8" office:value-type="string">
            <text:p>URL_HomePage_Verification</text:p>
          </table:table-cell>
          <table:table-cell table:style-name="ACE-0x7fbde16e85d0"/>
          <table:table-cell table:style-name="ACE-0x7fbde16f9c20"/>
          <table:table-cell table:number-columns-repeated="125" table:style-name="ACE-0x7fbde16e85d0"/>
        </table:table-row>
        <table:table-row table:style-name="AROW-5">
          <table:table-cell table:style-name="ACE-0x7fbde16f9d48" office:value-type="string">
            <text:p>http://m.shopclues.com</text:p>
          </table:table-cell>
          <table:table-cell table:style-name="ACE-0x7fbde16e85d0"/>
          <table:table-cell table:style-name="ACE-0x7fbde16f9c20"/>
          <table:table-cell table:number-columns-repeated="125" table:style-name="ACE-0x7fbde16e85d0"/>
        </table:table-row>
        <table:table-row table:style-name="AROW-2">
          <table:table-cell table:style-name="ACE-0x7fbde16f9e70" office:value-type="string">
            <text:p>http://www.google.com</text:p>
          </table:table-cell>
          <table:table-cell table:number-columns-repeated="127" table:style-name="ACE-0x7fbde16e85d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bde16c89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16c65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16a38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16b83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16b21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16a55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de16e7040" style:display-name="TestCase" style:page-layout-name="pl-0x7fbde16c89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e16e7230" style:display-name="MQA1_TestData" style:page-layout-name="pl-0x7fbde16c65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e16e7420" style:display-name="MQA2_TestData" style:page-layout-name="pl-0x7fbde16a38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e16e7610" style:display-name="MQA3_TestData" style:page-layout-name="pl-0x7fbde16b83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e16e7800" style:display-name="MQA4_TestData" style:page-layout-name="pl-0x7fbde16b21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e16e79f0" style:display-name="MQA5_TestData" style:page-layout-name="pl-0x7fbde16a55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08:39:0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